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82f3"/>
    </style:style>
    <style:style style:name="P2" style:family="paragraph" style:parent-style-name="Standard">
      <style:text-properties officeooo:rsid="001f82f3" officeooo:paragraph-rsid="001f82f3"/>
    </style:style>
    <style:style style:name="P3" style:family="paragraph" style:parent-style-name="Standard">
      <style:text-properties officeooo:rsid="0020e55c" officeooo:paragraph-rsid="0020e55c"/>
    </style:style>
    <style:style style:name="P4" style:family="paragraph" style:parent-style-name="Standard">
      <style:text-properties officeooo:rsid="001f82f3" officeooo:paragraph-rsid="001f82f3"/>
    </style:style>
    <style:style style:name="P5" style:family="paragraph" style:parent-style-name="Standard">
      <style:text-properties officeooo:rsid="0029a5cb" officeooo:paragraph-rsid="0029a5cb"/>
    </style:style>
    <style:style style:name="T1" style:family="text">
      <style:text-properties officeooo:rsid="001f82f3"/>
    </style:style>
    <style:style style:name="T2" style:family="text">
      <style:text-properties officeooo:rsid="00230af4"/>
    </style:style>
    <style:style style:name="T3" style:family="text">
      <style:text-properties officeooo:rsid="00232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5"/><text:span text:style-name="T1">Computer Networks</text:span> <text:s text:c="3"/><text:tab/><text:tab/><text:tab/><text:span text:style-name="T1">Marks: <text:s/>40</text:span></text:p>
      <text:p text:style-name="P2"><text:tab/><text:tab/><text:tab/><text:tab/>Assignment<text:tab/><text:tab/><text:tab/><text:tab/>Wtg: 7</text:p>
      <text:p text:style-name="P1"/>
      <text:p text:style-name="P3">Question # 01:</text:p>
      <text:p text:style-name="P2">You need to learn about OSPF and TelNet, How they work and what is the purpose of these in networking.</text:p>
      <text:p text:style-name="P2">You need to create Topologies for both. (Separate &amp; Unique topology for each). </text:p>
      <text:p text:style-name="P2">Submit the working and purpose of OSPF and TelNet in word document with The Screenshots of working.</text:p>
      <text:p text:style-name="P2">Also submit .pkt files for both the topologies.</text:p>
      <text:p text:style-name="P2">Marks: 10+10</text:p>
      <text:p text:style-name="P2"/>
      <text:p text:style-name="P2"/>
      <text:p text:style-name="P3">Question # 02:</text:p>
      <text:p text:style-name="P2">You need to create two networks (a topology consisting of two networks), You need to add DNS, DHCP, Mail, OSPF, TelNet and RIP, <text:span text:style-name="T2">FTP</text:span> all in one server. <text:span text:style-name="T3">You can use Maximum 2 servers.</text:span></text:p>
      <text:p text:style-name="P2"/>
      <text:p text:style-name="P2">Hint: You will create two networks, there will be one server either in network 1 or network 2, You need to turn ON all above mentioned services in that one server. </text:p>
      <text:p text:style-name="P3">Marks: 20</text:p>
      <text:p text:style-name="P2"/>
      <text:p text:style-name="P2"/>
      <text:p text:style-name="P5">Q1</text:p>
      <text:p text:style-name="P5"><text:s/>kya hai?</text:p>
      <text:p text:style-name="P5">Purpose in networking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8:53:27.031368244</meta:creation-date>
    <dc:date>2020-12-11T13:13:25.482878618</dc:date>
    <meta:editing-duration>P2DT47M2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46" meta:character-count="821" meta:non-whitespace-character-count="664"/>
  </office:meta>
</office:document-meta>
</file>